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F0" style:family="paragraph">
      <style:paragraph-properties fo:break-before="page"/>
    </style:style>
  </office:automatic-styles>
  <office:body>
    <office:text text:use-soft-page-breaks="true">
      <text:h text:style-name="P1" text:outline-level="1">PSI2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style:font-name-complex="Times New Roman" fo:color="#0072C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style:font-name-complex="Times New Roman" fo:color="#0072C6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font-style="italic" style:font-style-asian="italic" style:font-style-complex="italic" fo:letter-spacing="0.0097in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letter-spacing="0.0097in" fo:font-size="13pt" style:font-size-asian="13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Subtitle" style:display-name="Subtitle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ListBullet" style:display-name="List Bullet" style:family="paragraph" style:parent-style-name="Normal" style:list-style-name="LFO8">
      <style:text-properties fo:hyphenate="false"/>
    </style:style>
    <style:style style:name="Header" style:display-name="Header" style:family="paragraph" style:parent-style-name="Normal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IntenseQuote" style:display-name="Intense 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SubtitleChar" style:display-name="Subtitle Char" style:family="text" style:parent-style-name="DefaultParagraphFont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DefaultParagraphFont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0072C6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F98723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F98723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72C6"/>
    </style:style>
    <style:style style:name="SubtleReference" style:display-name="Subtle Reference" style:family="text" style:parent-style-name="DefaultParagraphFont">
      <style:text-properties fo:font-style="italic" style:font-style-asian="italic" fo:text-transform="uppercase" fo:font-variant="normal" fo:color="#0072C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style="italic" style:font-style-asian="italic" fo:text-transform="uppercase" fo:font-variant="normal" fo:color="#0072C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OCHeading" style:display-name="TOC Heading" style:family="paragraph" style:parent-style-name="Heading1" style:next-style-name="Normal">
      <style:paragraph-properties fo:margin-bottom="0in" fo:line-height="150%"/>
      <style:text-properties fo:font-size="42pt" style:font-size-asian="42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Footer" style:display-name="Footer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FooterChar" style:display-name="Footer Char" style:family="text" style:parent-style-name="DefaultParagraphFont">
      <style:text-properties fo:color="#FFFFFF" fo:background-color="#0072C6"/>
    </style:style>
    <style:style style:name="Quote" style:display-name="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QuoteChar" style:display-name="Quote Char" style:family="text" style:parent-style-name="DefaultParagraphFont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DefaultParagraphFont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DefaultParagraphFont">
      <style:text-properties style:font-name="Georgia" style:font-name-asian="Times New Roman" style:font-name-complex="Times New Roman" fo:color="#0072C6" fo:font-size="17pt" style:font-size-asian="17pt"/>
    </style:style>
    <style:style style:name="ListNumber" style:display-name="List Number" style:family="paragraph" style:parent-style-name="Normal" style:list-style-name="LFO7">
      <style:text-properties fo:hyphenate="false"/>
    </style:style>
    <style:style style:name="Heading6Char" style:display-name="Heading 6 Char" style:family="text" style:parent-style-name="DefaultParagraphFont">
      <style:text-properties style:font-name="Georgia" style:font-name-asian="Times New Roman" style:font-name-complex="Times New Roman" fo:color="#0072C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LFO8">
      <text:list-level-style-bullet text:level="1" text:style-name="WW_CharLFO8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0072c6" draw:opacity="100%" draw:stroke="solid" svg:stroke-width="0.01389in" svg:stroke-color="#00529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8201in"/>
      </style:header-style>
      <style:footer-style>
        <style:header-footer-properties style:dynamic-spacing="true" fo:min-height="0.7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Casado Ballesteros Juan</dc:creator>
    <meta:creation-date>2019-02-23T17:42:00Z</meta:creation-date>
    <dc:date>2019-02-23T17:43:00Z</dc:date>
    <meta:template xlink:href="Business%20Paper.dotx" xlink:type="simple"/>
    <meta:editing-cycles>1</meta:editing-cycles>
    <meta:editing-duration>PT0S</meta:editing-duration>
    <meta:user-defined meta:name="AssetID">TF10002024</meta:user-defined>
    <meta:document-statistic meta:page-count="1" meta:paragraph-count="1" meta:word-count="0" meta:character-count="5" meta:row-count="1" meta:non-whitespace-character-count="5"/>
  </office:meta>
</office:document-meta>
</file>